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0.73mm" svg:height="122.19mm" svg:x="46.28mm" svg:y="127.49mm">
            <draw:object draw:notify-on-update-of-ranges="Sheet1.A1:Sheet1.A125 Sheet1.B1:Sheet1.B1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4:41:07.34087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4:41:08.706035493</meta:creation-date>
    <meta:editing-duration>PT23S</meta:editing-duration>
    <meta:editing-cycles>2</meta:editing-cycles>
    <meta:generator>LibreOffice/4.4.3.2$Linux_X86_64 LibreOffice_project/40m0$Build-2</meta:generator>
    <meta:initial-creator>Samuel Balula</meta:initial-creator>
    <dc:date>2015-05-24T14:41:30.538012111</dc:date>
    <dc:creator>Samuel Balula</dc:creator>
    <meta:document-statistic meta:table-count="1" meta:cell-count="2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74cm" svg:height="12.22cm" xlink:href=".." xlink:type="simple" chart:class="chart:scatter" chart:style-name="ch1">
        <chart:legend chart:legend-position="end" svg:x="28.09cm" svg:y="5.811cm" style:legend-expansion="high" chart:style-name="ch2"/>
        <chart:plot-area chart:style-name="ch3" table:cell-range-address="Sheet1.A1:Sheet1.B125" svg:x="0.621cm" svg:y="0.244cm" svg:width="26.848cm" svg:height="11.732cm">
          <chartooo:coordinate-region svg:x="1.507cm" svg:y="0.443cm" svg:width="25.537cm" svg:height="10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5" chart:class="chart:scatter">
            <chart:domain table:cell-range-address="Sheet1.A1:Sheet1.A125"/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8">
                <text:p>738</text:p>
                <draw:g>
                  <svg:desc>Sheet1.A1:Sheet1.A125</svg:desc>
                </draw:g>
              </table:table-cell>
              <table:table-cell office:value-type="float" office:value="478">
                <text:p>478</text:p>
                <draw:g>
                  <svg:desc>Sheet1.B1:Sheet1.B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3">
                <text:p>73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5">
                <text:p>69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0">
                <text:p>66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1">
                <text:p>64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9">
                <text:p>58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">
                <text:p>55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3">
                <text:p>52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7">
                <text:p>49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">
                <text:p>44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">
                <text:p>41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">
                <text:p>3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8">
                <text:p>32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5">
                <text:p>27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">
                <text:p>24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">
                <text:p>21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">
                <text:p>15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">
                <text:p>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">
                <text:p>8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9">
                <text:p>15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">
                <text:p>189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">
                <text:p>20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">
                <text:p>25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">
                <text:p>28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3">
                <text:p>32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9">
                <text:p>33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2">
                <text:p>37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7">
                <text:p>41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6">
                <text:p>44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8">
                <text:p>47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7">
                <text:p>49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5">
                <text:p>55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">
                <text:p>58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9">
                <text:p>61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8">
                <text:p>63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6">
                <text:p>67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7">
                <text:p>72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6">
                <text:p>75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8">
                <text:p>78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0">
                <text:p>80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5">
                <text:p>84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7">
                <text:p>87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2">
                <text:p>90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9">
                <text:p>91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3">
                <text:p>94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0">
                <text:p>98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6">
                <text:p>99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3">
                <text:p>102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3">
                <text:p>102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3">
                <text:p>102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3">
                <text:p>102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">
                <text:p>102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3">
                <text:p>10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3">
                <text:p>102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3">
                <text:p>10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2">
                <text:p>102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3">
                <text:p>10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3">
                <text:p>10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3">
                <text:p>10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2">
                <text:p>10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3">
                <text:p>10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3">
                <text:p>102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3">
                <text:p>10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3">
                <text:p>10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3">
                <text:p>10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3">
                <text:p>10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3">
                <text:p>102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3">
                <text:p>10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3">
                <text:p>10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3">
                <text:p>10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2">
                <text:p>102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3">
                <text:p>102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3">
                <text:p>1023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2">
                <text:p>102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3">
                <text:p>102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3">
                <text:p>102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4">
                <text:p>101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1">
                <text:p>98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5">
                <text:p>95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7">
                <text:p>93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2">
                <text:p>92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3">
                <text:p>88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4">
                <text:p>85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7">
                <text:p>8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7">
                <text:p>79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2">
                <text:p>78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9">
                <text:p>7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7">
                <text:p>70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">
                <text:p>67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8">
                <text:p>6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3">
                <text:p>60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2">
                <text:p>57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3">
                <text:p>48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3">
                <text:p>43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2">
                <text:p>40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0">
                <text:p>36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6">
                <text:p>34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">
                <text:p>29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">
                <text:p>26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1">
                <text:p>24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6">
                <text:p>21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">
                <text:p>20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1">
                <text:p>15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">
                <text:p>1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735">
                <text:p>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